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Univers LT Std 45 Light" svg:font-family="&quot;Univers LT Std 45 Light&quot;"/>
    <style:font-face style:name="Univers" svg:font-family="Univers"/>
    <style:font-face style:name="Univers LT Std 55" svg:font-family="&quot;Univers LT Std 55&quot;"/>
  </office:font-face-decls>
  <office:automatic-styles>
    <style:style style:name="ce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Univers LT Std 45 Light" style:font-name-asian="Univers LT Std 45 Light" style:font-name-complex="Univers LT Std 45 Light" fo:font-size="9pt" style:font-size-asian="9pt" style:font-size-complex="9pt" fo:font-weight="bold" style:font-weight-asian="bold" style:font-weight-complex="bold"/>
    </style:style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Univers LT Std 45 Light" style:font-name-asian="Univers LT Std 45 Light" style:font-name-complex="Univers LT Std 45 Light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none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2">
      <style:table-cell-properties fo:border-top="thin solid #000000" fo:border-bottom="none" fo:border-left="none" fo:border-right="none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37">
      <style:text-properties fo:color="#000000"/>
    </style:style>
    <style:style style:name="ce16" style:family="table-cell" style:parent-style-name="Default" style:data-style-name="N0">
      <style:text-properties fo:color="#000000"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36">
      <style:text-properties fo:color="#000000" style:font-name="Univers" style:font-name-asian="Univers" style:font-name-complex="Univers" fo:font-size="7pt" style:font-size-asian="7pt" style:font-size-complex="7pt"/>
    </style:style>
    <style:style style:name="ce18" style:family="table-cell" style:parent-style-name="Default" style:data-style-name="N2">
      <style:text-properties fo:color="#000000" style:font-name="Univers" style:font-name-asian="Univers" style:font-name-complex="Univers" fo:font-size="7pt" style:font-size-asian="7pt" style:font-size-complex="7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name="Univers" style:font-name-asian="Univers" style:font-name-complex="Univers" fo:font-size="7pt" style:font-size-asian="7pt" style:font-size-complex="7pt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none"/>
      <style:text-properties fo:color="#000000" style:font-name="Univers" style:font-name-asian="Univers" style:font-name-complex="Univers" fo:font-size="7pt" style:font-size-asian="7pt" style:font-size-complex="7pt"/>
    </style:style>
    <style:style style:name="ce21" style:family="table-cell" style:parent-style-name="Default" style:data-style-name="N2">
      <style:table-cell-properties fo:border-top="none" fo:border-bottom="thin solid #000000" fo:border-left="none" fo:border-right="none"/>
      <style:text-properties fo:color="#000000" style:font-name="Univers" style:font-name-asian="Univers" style:font-name-complex="Univers" fo:font-size="7pt" style:font-size-asian="7pt" style:font-size-complex="7pt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Univers LT Std 55" style:font-name-asian="Univers LT Std 55" style:font-name-complex="Univers LT Std 55" fo:font-size="7pt" style:font-size-asian="7pt" style:font-size-complex="7pt"/>
    </style:style>
    <style:style style:name="ce23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color="#000000" style:font-name="Univers" style:font-name-asian="Univers" style:font-name-complex="Univers" fo:font-size="7pt" style:font-size-asian="7pt" style:font-size-complex="7pt"/>
    </style:style>
    <style:style style:name="ce24" style:family="table-cell" style:parent-style-name="Default" style:data-style-name="N0">
      <style:table-cell-properties style:vertical-align="middle" fo:wrap-option="wrap"/>
      <style:text-properties fo:color="#000000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Univers LT Std 45 Light" style:font-name-asian="Univers LT Std 45 Light" style:font-name-complex="Univers LT Std 45 Light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Univers LT Std 45 Light" style:font-name-asian="Univers LT Std 45 Light" style:font-name-complex="Univers LT Std 45 Light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Univers LT Std 45 Light" style:font-name-asian="Univers LT Std 45 Light" style:font-name-complex="Univers LT Std 45 Light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Univers" style:font-name-asian="Univers" style:font-name-complex="Univer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Univers" style:font-name-asian="Univers" style:font-name-complex="Univer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Univers" style:font-name-asian="Univers" style:font-name-complex="Univers" fo:font-size="7pt" style:font-size-asian="7pt" style:font-size-complex="7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4.191cm"/>
    </style:style>
    <style:style style:name="co2" style:family="table-column">
      <style:table-column-properties fo:break-before="auto" style:column-width="1.9685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8233333333333cm"/>
    </style:style>
    <style:style style:name="co6" style:family="table-column">
      <style:table-column-properties fo:break-before="auto" style:column-width="2.4765cm"/>
    </style:style>
    <style:style style:name="co7" style:family="table-column">
      <style:table-column-properties fo:break-before="auto" style:column-width="1.651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9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4.9pt" style:use-optimal-row-height="false" fo:break-before="auto"/>
    </style:style>
    <style:style style:name="ro5" style:family="table-row">
      <style:table-row-properties style:row-height="19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7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1">
            <text:p>Tabela 6 - Índice de perda de qualidade de vida - IPQV e índice de<text:s/><text:span text:style-name="T2">desempenho</text:span><text:s/>socioeconômico - I<text:span text:style-name="T2">D</text:span>S, por tipo de transformação da renda disponível familiar<text:s/><text:span text:style-name="T3">per capita</text:span><text:s/>mensal - RDFPC, segundo as Unidades da Federação - período 2017-2018</text:p>
          </table:table-cell>
          <table:covered-table-cell table:number-columns-repeated="7"/>
          <table:table-cell table:number-columns-repeated="16376" table:style-name="ce2"/>
        </table:table-row>
        <table:table-row table:style-name="ro3">
          <table:table-cell table:number-columns-repeated="8" table:style-name="ce3"/>
          <table:table-cell table:number-columns-repeated="16376" table:style-name="ce2"/>
        </table:table-row>
        <table:table-row table:style-name="ro4">
          <table:table-cell office:value-type="string" table:number-columns-spanned="1" table:number-rows-spanned="3" table:style-name="ce4">
            <text:p>Unidades da Federação</text:p>
          </table:table-cell>
          <table:table-cell office:value-type="string" table:number-columns-spanned="1" table:number-rows-spanned="3" table:style-name="ce5">
            <text:p>IPQV</text:p>
          </table:table-cell>
          <table:table-cell office:value-type="string" table:number-columns-spanned="6" table:number-rows-spanned="1" table:style-name="ce25">
            <text:p>Índice de<text:s/><text:span text:style-name="T5">desempenho</text:span><text:s/>socioeconômico (I<text:span text:style-name="T5">D</text:span>S)</text:p>
          </table:table-cell>
          <table:covered-table-cell table:number-columns-repeated="5"/>
          <table:table-cell table:number-columns-repeated="16376" table:style-name="ce2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7">
            <text:p>Sem transformação da RDFPC</text:p>
          </table:table-cell>
          <table:covered-table-cell table:number-columns-repeated="2"/>
          <table:table-cell office:value-type="string" table:number-columns-spanned="3" table:number-rows-spanned="1" table:style-name="ce26">
            <text:p>Com transformação logarítmica da RDFPC</text:p>
          </table:table-cell>
          <table:covered-table-cell table:number-columns-repeated="2"/>
          <table:table-cell table:number-columns-repeated="16376" table:style-name="ce2"/>
        </table:table-row>
        <table:table-row table:style-name="ro5">
          <table:covered-table-cell/>
          <table:covered-table-cell/>
          <table:table-cell office:value-type="string" table:style-name="ce9">
            <text:p>A= Média da RDFPC (R$)</text:p>
          </table:table-cell>
          <table:table-cell office:value-type="string" table:style-name="ce10">
            <text:p>A*IPQV (R$) (1)</text:p>
          </table:table-cell>
          <table:table-cell office:value-type="string" table:style-name="ce10">
            <text:p>I<text:span text:style-name="T5">D</text:span>S(A, IPQV) (R$) (2)</text:p>
          </table:table-cell>
          <table:table-cell office:value-type="string" table:style-name="ce10">
            <text:p>B= Ln da média da RDFPC (3)</text:p>
          </table:table-cell>
          <table:table-cell office:value-type="string" table:style-name="ce10">
            <text:p>B*IPQV</text:p>
          </table:table-cell>
          <table:table-cell office:value-type="string" table:style-name="ce11">
            <text:p>I<text:span text:style-name="T5">D</text:span>S(B, IPQV )<text:s/>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2">
            <text:p><text:s text:c="7"/>Brasil</text:p>
          </table:table-cell>
          <table:table-cell office:value-type="float" office:value="0.158477441800118" table:style-name="ce13">
            <text:p>0,158</text:p>
          </table:table-cell>
          <table:table-cell office:value-type="float" office:value="1650.7819938006501" table:style-name="ce14">
            <text:p>1650,78</text:p>
          </table:table-cell>
          <table:table-cell office:value-type="float" office:value="240.01599598816199" table:style-name="ce14">
            <text:p>240,02</text:p>
          </table:table-cell>
          <table:table-cell office:value-type="float" office:value="1410.76599781249" table:style-name="ce14">
            <text:p>1410,77</text:p>
          </table:table-cell>
          <table:table-cell office:value-type="float" office:value="7.3511670056682901" table:style-name="ce13">
            <text:p>7,351</text:p>
          </table:table-cell>
          <table:table-cell office:value-type="float" office:value="1.1502508901017601" table:style-name="ce13">
            <text:p>1,150</text:p>
          </table:table-cell>
          <table:table-cell office:value-type="float" office:value="6.20091611556653" table:style-name="ce13">
            <text:p>6,201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Rondônia</text:p>
          </table:table-cell>
          <table:table-cell office:value-type="float" office:value="0.193812536298334" table:style-name="ce17">
            <text:p>0,194</text:p>
          </table:table-cell>
          <table:table-cell office:value-type="float" office:value="1192.68542752342" table:style-name="ce18">
            <text:p>1192,69</text:p>
          </table:table-cell>
          <table:table-cell office:value-type="float" office:value="231.15738771437699" table:style-name="ce18">
            <text:p>231,16</text:p>
          </table:table-cell>
          <table:table-cell office:value-type="float" office:value="961.52803980904696" table:style-name="ce18">
            <text:p>961,53</text:p>
          </table:table-cell>
          <table:table-cell office:value-type="float" office:value="7.0839627054529899" table:style-name="ce17">
            <text:p>7,084</text:p>
          </table:table-cell>
          <table:table-cell office:value-type="float" office:value="1.37296077898665" table:style-name="ce17">
            <text:p>1,373</text:p>
          </table:table-cell>
          <table:table-cell office:value-type="float" office:value="5.7110019264663396" table:style-name="ce17">
            <text:p>5,711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Acre</text:p>
          </table:table-cell>
          <table:table-cell office:value-type="float" office:value="0.23833150672557099" table:style-name="ce17">
            <text:p>0,238</text:p>
          </table:table-cell>
          <table:table-cell office:value-type="float" office:value="1077.7294721256801" table:style-name="ce18">
            <text:p>1077,73</text:p>
          </table:table-cell>
          <table:table-cell office:value-type="float" office:value="256.85688893426698" table:style-name="ce18">
            <text:p>256,86</text:p>
          </table:table-cell>
          <table:table-cell office:value-type="float" office:value="820.87258319140903" table:style-name="ce18">
            <text:p>820,87</text:p>
          </table:table-cell>
          <table:table-cell office:value-type="float" office:value="6.98261176647362" table:style-name="ce17">
            <text:p>6,983</text:p>
          </table:table-cell>
          <table:table-cell office:value-type="float" office:value="1.66417638318336" table:style-name="ce17">
            <text:p>1,664</text:p>
          </table:table-cell>
          <table:table-cell office:value-type="float" office:value="5.31843538329026" table:style-name="ce17">
            <text:p>5,318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Amazonas</text:p>
          </table:table-cell>
          <table:table-cell office:value-type="float" office:value="0.21612847478811401" table:style-name="ce17">
            <text:p>0,216</text:p>
          </table:table-cell>
          <table:table-cell office:value-type="float" office:value="928.64196112850595" table:style-name="ce18">
            <text:p>928,64</text:p>
          </table:table-cell>
          <table:table-cell office:value-type="float" office:value="200.705970682947" table:style-name="ce18">
            <text:p>200,71</text:p>
          </table:table-cell>
          <table:table-cell office:value-type="float" office:value="727.93599044555901" table:style-name="ce18">
            <text:p>727,94</text:p>
          </table:table-cell>
          <table:table-cell office:value-type="float" office:value="6.8337232620821302" table:style-name="ce17">
            <text:p>6,834</text:p>
          </table:table-cell>
          <table:table-cell office:value-type="float" office:value="1.4769621857578601" table:style-name="ce17">
            <text:p>1,477</text:p>
          </table:table-cell>
          <table:table-cell office:value-type="float" office:value="5.3567610763242701" table:style-name="ce17">
            <text:p>5,357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Roraima</text:p>
          </table:table-cell>
          <table:table-cell office:value-type="float" office:value="0.170686218474282" table:style-name="ce17">
            <text:p>0,171</text:p>
          </table:table-cell>
          <table:table-cell office:value-type="float" office:value="1191.5574417888799" table:style-name="ce18">
            <text:p>1191,56</text:p>
          </table:table-cell>
          <table:table-cell office:value-type="float" office:value="203.38243383383301" table:style-name="ce18">
            <text:p>203,38</text:p>
          </table:table-cell>
          <table:table-cell office:value-type="float" office:value="988.175007955046" table:style-name="ce18">
            <text:p>988,18</text:p>
          </table:table-cell>
          <table:table-cell office:value-type="float" office:value="7.0830165050191196" table:style-name="ce17">
            <text:p>7,083</text:p>
          </table:table-cell>
          <table:table-cell office:value-type="float" office:value="1.2089733026326399" table:style-name="ce17">
            <text:p>1,209</text:p>
          </table:table-cell>
          <table:table-cell office:value-type="float" office:value="5.8740432023864804" table:style-name="ce17">
            <text:p>5,874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Pará</text:p>
          </table:table-cell>
          <table:table-cell office:value-type="float" office:value="0.24351568599574799" table:style-name="ce17">
            <text:p>0,244</text:p>
          </table:table-cell>
          <table:table-cell office:value-type="float" office:value="845.38402058183203" table:style-name="ce18">
            <text:p>845,38</text:p>
          </table:table-cell>
          <table:table-cell office:value-type="float" office:value="205.86426970182799" table:style-name="ce18">
            <text:p>205,86</text:p>
          </table:table-cell>
          <table:table-cell office:value-type="float" office:value="639.51975088000404" table:style-name="ce18">
            <text:p>639,52</text:p>
          </table:table-cell>
          <table:table-cell office:value-type="float" office:value="6.7397909863475096" table:style-name="ce17">
            <text:p>6,740</text:p>
          </table:table-cell>
          <table:table-cell office:value-type="float" office:value="1.64124482550837" table:style-name="ce17">
            <text:p>1,641</text:p>
          </table:table-cell>
          <table:table-cell office:value-type="float" office:value="5.09854616083914" table:style-name="ce17">
            <text:p>5,099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Amapá</text:p>
          </table:table-cell>
          <table:table-cell office:value-type="float" office:value="0.22358013785483" table:style-name="ce17">
            <text:p>0,224</text:p>
          </table:table-cell>
          <table:table-cell office:value-type="float" office:value="1147.56056383398" table:style-name="ce18">
            <text:p>1147,56</text:p>
          </table:table-cell>
          <table:table-cell office:value-type="float" office:value="256.57174905876599" table:style-name="ce18">
            <text:p>256,57</text:p>
          </table:table-cell>
          <table:table-cell office:value-type="float" office:value="890.98881477520899" table:style-name="ce18">
            <text:p>890,99</text:p>
          </table:table-cell>
          <table:table-cell office:value-type="float" office:value="7.0453937194822203" table:style-name="ce17">
            <text:p>7,045</text:p>
          </table:table-cell>
          <table:table-cell office:value-type="float" office:value="1.5752100990433899" table:style-name="ce17">
            <text:p>1,575</text:p>
          </table:table-cell>
          <table:table-cell office:value-type="float" office:value="5.4701836204388403" table:style-name="ce17">
            <text:p>5,470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Tocantins</text:p>
          </table:table-cell>
          <table:table-cell office:value-type="float" office:value="0.18776686027091899" table:style-name="ce17">
            <text:p>0,188</text:p>
          </table:table-cell>
          <table:table-cell office:value-type="float" office:value="910.89191490014605" table:style-name="ce18">
            <text:p>910,89</text:p>
          </table:table-cell>
          <table:table-cell office:value-type="float" office:value="171.03531490696599" table:style-name="ce18">
            <text:p>171,04</text:p>
          </table:table-cell>
          <table:table-cell office:value-type="float" office:value="739.85659999318" table:style-name="ce18">
            <text:p>739,86</text:p>
          </table:table-cell>
          <table:table-cell office:value-type="float" office:value="6.8144242457646698" table:style-name="ce17">
            <text:p>6,814</text:p>
          </table:table-cell>
          <table:table-cell office:value-type="float" office:value="1.27952304518126" table:style-name="ce17">
            <text:p>1,280</text:p>
          </table:table-cell>
          <table:table-cell office:value-type="float" office:value="5.53490120058341" table:style-name="ce17">
            <text:p>5,535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Maranhão</text:p>
          </table:table-cell>
          <table:table-cell office:value-type="float" office:value="0.26048597290006298" table:style-name="ce17">
            <text:p>0,260</text:p>
          </table:table-cell>
          <table:table-cell office:value-type="float" office:value="750.89961247810697" table:style-name="ce18">
            <text:p>750,90</text:p>
          </table:table-cell>
          <table:table-cell office:value-type="float" office:value="195.59881610663999" table:style-name="ce18">
            <text:p>195,60</text:p>
          </table:table-cell>
          <table:table-cell office:value-type="float" office:value="555.30079637146696" table:style-name="ce18">
            <text:p>555,30</text:p>
          </table:table-cell>
          <table:table-cell office:value-type="float" office:value="6.6212719710291399" table:style-name="ce17">
            <text:p>6,621</text:p>
          </table:table-cell>
          <table:table-cell office:value-type="float" office:value="1.7247484712094401" table:style-name="ce17">
            <text:p>1,725</text:p>
          </table:table-cell>
          <table:table-cell office:value-type="float" office:value="4.8965234998196996" table:style-name="ce17">
            <text:p>4,897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Piauí</text:p>
          </table:table-cell>
          <table:table-cell office:value-type="float" office:value="0.21302382906661299" table:style-name="ce17">
            <text:p>0,213</text:p>
          </table:table-cell>
          <table:table-cell office:value-type="float" office:value="1033.0828824821699" table:style-name="ce18">
            <text:p>1033,08</text:p>
          </table:table-cell>
          <table:table-cell office:value-type="float" office:value="220.07127136952599" table:style-name="ce18">
            <text:p>220,07</text:p>
          </table:table-cell>
          <table:table-cell office:value-type="float" office:value="813.011611112644" table:style-name="ce18">
            <text:p>813,01</text:p>
          </table:table-cell>
          <table:table-cell office:value-type="float" office:value="6.9403027006368898" table:style-name="ce17">
            <text:p>6,940</text:p>
          </table:table-cell>
          <table:table-cell office:value-type="float" office:value="1.47844985617103" table:style-name="ce17">
            <text:p>1,478</text:p>
          </table:table-cell>
          <table:table-cell office:value-type="float" office:value="5.4618528444658603" table:style-name="ce17">
            <text:p>5,462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Ceará</text:p>
          </table:table-cell>
          <table:table-cell office:value-type="float" office:value="0.18865173986918299" table:style-name="ce17">
            <text:p>0,189</text:p>
          </table:table-cell>
          <table:table-cell office:value-type="float" office:value="1026.9747637171799" table:style-name="ce18">
            <text:p>1026,97</text:p>
          </table:table-cell>
          <table:table-cell office:value-type="float" office:value="193.740575976988" table:style-name="ce18">
            <text:p>193,74</text:p>
          </table:table-cell>
          <table:table-cell office:value-type="float" office:value="833.23418774018796" table:style-name="ce18">
            <text:p>833,23</text:p>
          </table:table-cell>
          <table:table-cell office:value-type="float" office:value="6.9343726368098704" table:style-name="ce17">
            <text:p>6,934</text:p>
          </table:table-cell>
          <table:table-cell office:value-type="float" office:value="1.30818146283544" table:style-name="ce17">
            <text:p>1,308</text:p>
          </table:table-cell>
          <table:table-cell office:value-type="float" office:value="5.6261911739744397" table:style-name="ce17">
            <text:p>5,626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Rio Grande do Norte</text:p>
          </table:table-cell>
          <table:table-cell office:value-type="float" office:value="0.20473649277356901" table:style-name="ce17">
            <text:p>0,205</text:p>
          </table:table-cell>
          <table:table-cell office:value-type="float" office:value="1212.8503852219201" table:style-name="ce18">
            <text:p>1212,85</text:p>
          </table:table-cell>
          <table:table-cell office:value-type="float" office:value="248.314734129409" table:style-name="ce18">
            <text:p>248,31</text:p>
          </table:table-cell>
          <table:table-cell office:value-type="float" office:value="964.53565109251394" table:style-name="ce18">
            <text:p>964,54</text:p>
          </table:table-cell>
          <table:table-cell office:value-type="float" office:value="7.1007285585683002" table:style-name="ce17">
            <text:p>7,101</text:p>
          </table:table-cell>
          <table:table-cell office:value-type="float" office:value="1.45377826121839" table:style-name="ce17">
            <text:p>1,454</text:p>
          </table:table-cell>
          <table:table-cell office:value-type="float" office:value="5.6469502973498997" table:style-name="ce17">
            <text:p>5,647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Paraíba</text:p>
          </table:table-cell>
          <table:table-cell office:value-type="float" office:value="0.20785996289594499" table:style-name="ce17">
            <text:p>0,208</text:p>
          </table:table-cell>
          <table:table-cell office:value-type="float" office:value="1041.6028485419299" table:style-name="ce18">
            <text:p>1041,60</text:p>
          </table:table-cell>
          <table:table-cell office:value-type="float" office:value="216.507529450237" table:style-name="ce18">
            <text:p>216,51</text:p>
          </table:table-cell>
          <table:table-cell office:value-type="float" office:value="825.09531909169596" table:style-name="ce18">
            <text:p>825,10</text:p>
          </table:table-cell>
          <table:table-cell office:value-type="float" office:value="6.9485160062258498" table:style-name="ce17">
            <text:p>6,949</text:p>
          </table:table-cell>
          <table:table-cell office:value-type="float" office:value="1.4443182792359901" table:style-name="ce17">
            <text:p>1,444</text:p>
          </table:table-cell>
          <table:table-cell office:value-type="float" office:value="5.5041977269898599" table:style-name="ce17">
            <text:p>5,504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Pernambuco</text:p>
          </table:table-cell>
          <table:table-cell office:value-type="float" office:value="0.205950018510831" table:style-name="ce17">
            <text:p>0,206</text:p>
          </table:table-cell>
          <table:table-cell office:value-type="float" office:value="1140.3189981844801" table:style-name="ce18">
            <text:p>1140,32</text:p>
          </table:table-cell>
          <table:table-cell office:value-type="float" office:value="234.84871878434501" table:style-name="ce18">
            <text:p>234,85</text:p>
          </table:table-cell>
          <table:table-cell office:value-type="float" office:value="905.47027940013299" table:style-name="ce18">
            <text:p>905,47</text:p>
          </table:table-cell>
          <table:table-cell office:value-type="float" office:value="7.0390633252142401" table:style-name="ce17">
            <text:p>7,039</text:p>
          </table:table-cell>
          <table:table-cell office:value-type="float" office:value="1.44969522212678" table:style-name="ce17">
            <text:p>1,450</text:p>
          </table:table-cell>
          <table:table-cell office:value-type="float" office:value="5.5893681030874598" table:style-name="ce17">
            <text:p>5,589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Alagoas</text:p>
          </table:table-cell>
          <table:table-cell office:value-type="float" office:value="0.217896566808848" table:style-name="ce17">
            <text:p>0,218</text:p>
          </table:table-cell>
          <table:table-cell office:value-type="float" office:value="837.34359369463596" table:style-name="ce18">
            <text:p>837,34</text:p>
          </table:table-cell>
          <table:table-cell office:value-type="float" office:value="182.45429430544399" table:style-name="ce18">
            <text:p>182,45</text:p>
          </table:table-cell>
          <table:table-cell office:value-type="float" office:value="654.88929938919102" table:style-name="ce18">
            <text:p>654,89</text:p>
          </table:table-cell>
          <table:table-cell office:value-type="float" office:value="6.7302344924611104" table:style-name="ce17">
            <text:p>6,730</text:p>
          </table:table-cell>
          <table:table-cell office:value-type="float" office:value="1.46649498972577" table:style-name="ce17">
            <text:p>1,466</text:p>
          </table:table-cell>
          <table:table-cell office:value-type="float" office:value="5.2637395027353397" table:style-name="ce17">
            <text:p>5,264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Sergipe</text:p>
          </table:table-cell>
          <table:table-cell office:value-type="float" office:value="0.18652400986359299" table:style-name="ce17">
            <text:p>0,187</text:p>
          </table:table-cell>
          <table:table-cell office:value-type="float" office:value="1375.4917454835499" table:style-name="ce18">
            <text:p>1375,49</text:p>
          </table:table-cell>
          <table:table-cell office:value-type="float" office:value="256.56223590186403" table:style-name="ce18">
            <text:p>256,56</text:p>
          </table:table-cell>
          <table:table-cell office:value-type="float" office:value="1118.9295095816799" table:style-name="ce18">
            <text:p>1118,93</text:p>
          </table:table-cell>
          <table:table-cell office:value-type="float" office:value="7.2265665792441496" table:style-name="ce17">
            <text:p>7,227</text:p>
          </table:table-cell>
          <table:table-cell office:value-type="float" office:value="1.34792817590685" table:style-name="ce17">
            <text:p>1,348</text:p>
          </table:table-cell>
          <table:table-cell office:value-type="float" office:value="5.8786384033373" table:style-name="ce17">
            <text:p>5,879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Bahia</text:p>
          </table:table-cell>
          <table:table-cell office:value-type="float" office:value="0.19986726787697301" table:style-name="ce17">
            <text:p>0,200</text:p>
          </table:table-cell>
          <table:table-cell office:value-type="float" office:value="1219.98833148173" table:style-name="ce18">
            <text:p>1219,99</text:p>
          </table:table-cell>
          <table:table-cell office:value-type="float" office:value="243.83573465504099" table:style-name="ce18">
            <text:p>243,84</text:p>
          </table:table-cell>
          <table:table-cell office:value-type="float" office:value="976.15259682669398" table:style-name="ce18">
            <text:p>976,15</text:p>
          </table:table-cell>
          <table:table-cell office:value-type="float" office:value="7.1065965733223297" table:style-name="ce17">
            <text:p>7,107</text:p>
          </table:table-cell>
          <table:table-cell office:value-type="float" office:value="1.42037604101379" table:style-name="ce17">
            <text:p>1,420</text:p>
          </table:table-cell>
          <table:table-cell office:value-type="float" office:value="5.68622053230854" table:style-name="ce17">
            <text:p>5,686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Minas Gerais</text:p>
          </table:table-cell>
          <table:table-cell office:value-type="float" office:value="0.13794661229039301" table:style-name="ce17">
            <text:p>0,138</text:p>
          </table:table-cell>
          <table:table-cell office:value-type="float" office:value="1626.3022812634599" table:style-name="ce18">
            <text:p>1626,30</text:p>
          </table:table-cell>
          <table:table-cell office:value-type="float" office:value="224.34289026043299" table:style-name="ce18">
            <text:p>224,34</text:p>
          </table:table-cell>
          <table:table-cell office:value-type="float" office:value="1401.9593910030301" table:style-name="ce18">
            <text:p>1401,96</text:p>
          </table:table-cell>
          <table:table-cell office:value-type="float" office:value="7.3940641776656699" table:style-name="ce17">
            <text:p>7,394</text:p>
          </table:table-cell>
          <table:table-cell office:value-type="float" office:value="1.01998610436673" table:style-name="ce17">
            <text:p>1,020</text:p>
          </table:table-cell>
          <table:table-cell office:value-type="float" office:value="6.3740780732989402" table:style-name="ce17">
            <text:p>6,374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Espírito Santo</text:p>
          </table:table-cell>
          <table:table-cell office:value-type="float" office:value="0.139367940041696" table:style-name="ce17">
            <text:p>0,139</text:p>
          </table:table-cell>
          <table:table-cell office:value-type="float" office:value="1694.03064005386" table:style-name="ce18">
            <text:p>1694,03</text:p>
          </table:table-cell>
          <table:table-cell office:value-type="float" office:value="236.09356067182301" table:style-name="ce18">
            <text:p>236,09</text:p>
          </table:table-cell>
          <table:table-cell office:value-type="float" office:value="1457.9370793820401" table:style-name="ce18">
            <text:p>1457,94</text:p>
          </table:table-cell>
          <table:table-cell office:value-type="float" office:value="7.4348659624474003" table:style-name="ce17">
            <text:p>7,435</text:p>
          </table:table-cell>
          <table:table-cell office:value-type="float" office:value="1.0361819536724199" table:style-name="ce17">
            <text:p>1,036</text:p>
          </table:table-cell>
          <table:table-cell office:value-type="float" office:value="6.3986840087749801" table:style-name="ce17">
            <text:p>6,399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Rio de Janeiro</text:p>
          </table:table-cell>
          <table:table-cell office:value-type="float" office:value="0.14933292773363199" table:style-name="ce17">
            <text:p>0,149</text:p>
          </table:table-cell>
          <table:table-cell office:value-type="float" office:value="1744.2809059496101" table:style-name="ce18">
            <text:p>1744,28</text:p>
          </table:table-cell>
          <table:table-cell office:value-type="float" office:value="260.478574475328" table:style-name="ce18">
            <text:p>260,48</text:p>
          </table:table-cell>
          <table:table-cell office:value-type="float" office:value="1483.80233147429" table:style-name="ce18">
            <text:p>1483,80</text:p>
          </table:table-cell>
          <table:table-cell office:value-type="float" office:value="7.4640976614237902" table:style-name="ce17">
            <text:p>7,464</text:p>
          </table:table-cell>
          <table:table-cell office:value-type="float" office:value="1.11463555667017" table:style-name="ce17">
            <text:p>1,115</text:p>
          </table:table-cell>
          <table:table-cell office:value-type="float" office:value="6.3494621047536199" table:style-name="ce17">
            <text:p>6,349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São Paulo</text:p>
          </table:table-cell>
          <table:table-cell office:value-type="float" office:value="0.11272043974443" table:style-name="ce17">
            <text:p>0,113</text:p>
          </table:table-cell>
          <table:table-cell office:value-type="float" office:value="2302.1618991073501" table:style-name="ce18">
            <text:p>2302,16</text:p>
          </table:table-cell>
          <table:table-cell office:value-type="float" office:value="259.50070163025202" table:style-name="ce18">
            <text:p>259,50</text:p>
          </table:table-cell>
          <table:table-cell office:value-type="float" office:value="2042.6611974770999" table:style-name="ce18">
            <text:p>2042,66</text:p>
          </table:table-cell>
          <table:table-cell office:value-type="float" office:value="7.7416039165687298" table:style-name="ce17">
            <text:p>7,742</text:p>
          </table:table-cell>
          <table:table-cell office:value-type="float" office:value="0.872636997802827" table:style-name="ce17">
            <text:p>0,873</text:p>
          </table:table-cell>
          <table:table-cell office:value-type="float" office:value="6.8689669187659099" table:style-name="ce17">
            <text:p>6,869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Paraná</text:p>
          </table:table-cell>
          <table:table-cell office:value-type="float" office:value="0.11279137245762599" table:style-name="ce17">
            <text:p>0,113</text:p>
          </table:table-cell>
          <table:table-cell office:value-type="float" office:value="1810.3804859872801" table:style-name="ce18">
            <text:p>1810,38</text:p>
          </table:table-cell>
          <table:table-cell office:value-type="float" office:value="204.19529968501001" table:style-name="ce18">
            <text:p>204,20</text:p>
          </table:table-cell>
          <table:table-cell office:value-type="float" office:value="1606.18518630227" table:style-name="ce18">
            <text:p>1606,19</text:p>
          </table:table-cell>
          <table:table-cell office:value-type="float" office:value="7.5012923154208" table:style-name="ce17">
            <text:p>7,501</text:p>
          </table:table-cell>
          <table:table-cell office:value-type="float" office:value="0.84608105546215795" table:style-name="ce17">
            <text:p>0,846</text:p>
          </table:table-cell>
          <table:table-cell office:value-type="float" office:value="6.6552112599586497" table:style-name="ce17">
            <text:p>6,655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Santa Catarina</text:p>
          </table:table-cell>
          <table:table-cell office:value-type="float" office:value="9.95375586450402E-2" table:style-name="ce17">
            <text:p>0,100</text:p>
          </table:table-cell>
          <table:table-cell office:value-type="float" office:value="1960.28060861157" table:style-name="ce18">
            <text:p>1960,28</text:p>
          </table:table-cell>
          <table:table-cell office:value-type="float" office:value="195.12154604040899" table:style-name="ce18">
            <text:p>195,12</text:p>
          </table:table-cell>
          <table:table-cell office:value-type="float" office:value="1765.1590625711599" table:style-name="ce18">
            <text:p>1765,16</text:p>
          </table:table-cell>
          <table:table-cell office:value-type="float" office:value="7.5808429096360097" table:style-name="ce17">
            <text:p>7,581</text:p>
          </table:table-cell>
          <table:table-cell office:value-type="float" office:value="0.75457859569673202" table:style-name="ce17">
            <text:p>0,755</text:p>
          </table:table-cell>
          <table:table-cell office:value-type="float" office:value="6.82626431393928" table:style-name="ce17">
            <text:p>6,826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Rio Grande do Sul</text:p>
          </table:table-cell>
          <table:table-cell office:value-type="float" office:value="0.127340579659945" table:style-name="ce17">
            <text:p>0,127</text:p>
          </table:table-cell>
          <table:table-cell office:value-type="float" office:value="2102.0062282163299" table:style-name="ce18">
            <text:p>2102,01</text:p>
          </table:table-cell>
          <table:table-cell office:value-type="float" office:value="267.67069154988201" table:style-name="ce18">
            <text:p>267,67</text:p>
          </table:table-cell>
          <table:table-cell office:value-type="float" office:value="1834.33553666645" table:style-name="ce18">
            <text:p>1834,34</text:p>
          </table:table-cell>
          <table:table-cell office:value-type="float" office:value="7.6506475144279102" table:style-name="ce17">
            <text:p>7,651</text:p>
          </table:table-cell>
          <table:table-cell office:value-type="float" office:value="0.97423788926116694" table:style-name="ce17">
            <text:p>0,974</text:p>
          </table:table-cell>
          <table:table-cell office:value-type="float" office:value="6.6764096251667402" table:style-name="ce17">
            <text:p>6,676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Mato Grosso do Sul</text:p>
          </table:table-cell>
          <table:table-cell office:value-type="float" office:value="0.15289236318497301" table:style-name="ce17">
            <text:p>0,153</text:p>
          </table:table-cell>
          <table:table-cell office:value-type="float" office:value="1751.43253109579" table:style-name="ce18">
            <text:p>1751,43</text:p>
          </table:table-cell>
          <table:table-cell office:value-type="float" office:value="267.780658638273" table:style-name="ce18">
            <text:p>267,78</text:p>
          </table:table-cell>
          <table:table-cell office:value-type="float" office:value="1483.6518724575101" table:style-name="ce18">
            <text:p>1483,65</text:p>
          </table:table-cell>
          <table:table-cell office:value-type="float" office:value="7.4681893212537496" table:style-name="ce17">
            <text:p>7,468</text:p>
          </table:table-cell>
          <table:table-cell office:value-type="float" office:value="1.14182911403926" table:style-name="ce17">
            <text:p>1,142</text:p>
          </table:table-cell>
          <table:table-cell office:value-type="float" office:value="6.3263602072144796" table:style-name="ce17">
            <text:p>6,326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Mato Grosso</text:p>
          </table:table-cell>
          <table:table-cell office:value-type="float" office:value="0.167088164987553" table:style-name="ce17">
            <text:p>0,167</text:p>
          </table:table-cell>
          <table:table-cell office:value-type="float" office:value="1648.84013239513" table:style-name="ce18">
            <text:p>1648,84</text:p>
          </table:table-cell>
          <table:table-cell office:value-type="float" office:value="275.50167207973601" table:style-name="ce18">
            <text:p>275,50</text:p>
          </table:table-cell>
          <table:table-cell office:value-type="float" office:value="1373.33846031539" table:style-name="ce18">
            <text:p>1373,34</text:p>
          </table:table-cell>
          <table:table-cell office:value-type="float" office:value="7.4078273696458297" table:style-name="ce17">
            <text:p>7,408</text:p>
          </table:table-cell>
          <table:table-cell office:value-type="float" office:value="1.2377602817386899" table:style-name="ce17">
            <text:p>1,238</text:p>
          </table:table-cell>
          <table:table-cell office:value-type="float" office:value="6.17006708790713" table:style-name="ce17">
            <text:p>6,170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6">
            <text:p>Goiás</text:p>
          </table:table-cell>
          <table:table-cell office:value-type="float" office:value="0.16580074691829899" table:style-name="ce17">
            <text:p>0,166</text:p>
          </table:table-cell>
          <table:table-cell office:value-type="float" office:value="1667.3209429380499" table:style-name="ce18">
            <text:p>1667,32</text:p>
          </table:table-cell>
          <table:table-cell office:value-type="float" office:value="276.44305769164998" table:style-name="ce18">
            <text:p>276,44</text:p>
          </table:table-cell>
          <table:table-cell office:value-type="float" office:value="1390.8778852464" table:style-name="ce18">
            <text:p>1390,88</text:p>
          </table:table-cell>
          <table:table-cell office:value-type="float" office:value="7.4189733914771798" table:style-name="ce17">
            <text:p>7,419</text:p>
          </table:table-cell>
          <table:table-cell office:value-type="float" office:value="1.2300713296739001" table:style-name="ce17">
            <text:p>1,230</text:p>
          </table:table-cell>
          <table:table-cell office:value-type="float" office:value="6.1889020618032804" table:style-name="ce17">
            <text:p>6,189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1">
          <table:table-cell office:value-type="string" table:style-name="ce19">
            <text:p>Distrito Federal</text:p>
          </table:table-cell>
          <table:table-cell office:value-type="float" office:value="0.138702835002363" table:style-name="ce20">
            <text:p>0,139</text:p>
          </table:table-cell>
          <table:table-cell office:value-type="float" office:value="3269.6769804136802" table:style-name="ce21">
            <text:p>3269,68</text:p>
          </table:table-cell>
          <table:table-cell office:value-type="float" office:value="453.51346672534299" table:style-name="ce21">
            <text:p>453,51</text:p>
          </table:table-cell>
          <table:table-cell office:value-type="float" office:value="2816.1635136883301" table:style-name="ce21">
            <text:p>2816,16</text:p>
          </table:table-cell>
          <table:table-cell office:value-type="float" office:value="8.0924464762638504" table:style-name="ce20">
            <text:p>8,092</text:p>
          </table:table-cell>
          <table:table-cell office:value-type="float" office:value="1.12244526836268" table:style-name="ce20">
            <text:p>1,122</text:p>
          </table:table-cell>
          <table:table-cell office:value-type="float" office:value="6.9700012079011699" table:style-name="ce20">
            <text:p>6,970</text:p>
          </table:table-cell>
          <table:table-cell table:style-name="ce2"/>
          <table:table-cell table:style-name="ce15"/>
          <table:table-cell table:number-columns-repeated="16374"/>
        </table:table-row>
        <table:table-row table:style-name="ro3">
          <table:table-cell office:value-type="string" table:number-columns-spanned="6" table:number-rows-spanned="1" table:style-name="ce22">
            <text:p>Fonte: IBGE, Diretoria de Pesquisas, Coordenação de Trabalho e Rendimento, Pesquisa de Orçamentos Familiares 2017-2018.</text:p>
          </table:table-cell>
          <table:covered-table-cell table:number-columns-repeated="5"/>
          <table:table-cell table:number-columns-repeated="16378" table:style-name="ce2"/>
        </table:table-row>
        <table:table-row table:style-name="ro4">
          <table:table-cell office:value-type="string" table:number-columns-spanned="8" table:number-rows-spanned="1" table:style-name="ce23">
            <text:p>Nota : (1) Para a linha Brasil o resultado é ponderado pela população de cada Unidade da Federação. (2) O I<text:span text:style-name="T5">D</text:span>S é dado pela diferença entre a média da renda disponível familiar<text:s/><text:span text:style-name="T6">per capita</text:span><text:s text:c="2"/>e o valor (A*IPQV).<text:s/><text:span text:style-name="T5">(3)Para a linha Brasil o resultado é ponderado pela população de cada Unidade da Federação.</text:span></text:p>
          </table:table-cell>
          <table:covered-table-cell table:number-columns-repeated="7"/>
          <table:table-cell table:number-columns-repeated="16376" table:style-name="ce24"/>
        </table:table-row>
        <table:table-row table:style-name="ro1">
          <table:table-cell table:style-name="ce16"/>
          <table:table-cell table:number-columns-repeated="16383" table:style-name="ce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Univers LT Std 45 Light" svg:font-family="&quot;Univers LT Std 45 Light&quot;"/>
    <style:font-face style:name="Univers" svg:font-family="Univers"/>
    <style:font-face style:name="Univers LT Std 55" svg:font-family="&quot;Univers LT Std 55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511805555555555in" fo:margin-right="0.51180555555555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694444444445in" fo:margin-left="0.511805555555555in" fo:margin-right="0.511805555555555in" fo:margin-bottom="0in"/>
      </style:header-style>
      <style:footer-style>
        <style:header-footer-properties fo:min-height="0.275694444444445in" fo:margin-left="0.511805555555555in" fo:margin-right="0.51180555555555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luciana alves</meta:initial-creator>
    <dc:creator>luciana alves</dc:creator>
    <meta:creation-date>2021-11-08T20:03:27Z</meta:creation-date>
    <dc:date>2021-11-08T20:03:44Z</dc:date>
  </office:meta>
</office:document-meta>
</file>